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face style:name="Arial2" svg:font-family="Arial" style:font-family-generic="swiss"/>
    <style:font-face style:name="Goudy Old Style" svg:font-family="'Goudy Old Sty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position="0% 100%" style:font-name="Liberation Serif" fo:font-style="italic" fo:font-weight="normal" style:font-style-asian="italic" style:font-weight-asian="normal" style:font-style-complex="italic" style:font-weight-complex="normal"/>
    </style:style>
    <style:style style:name="P2" style:family="paragraph" style:parent-style-name="Text_20_body">
      <style:text-properties style:text-position="0% 100%" style:font-name="Liberation Serif" fo:font-style="normal" fo:font-weight="normal" style:font-style-asian="normal" style:font-weight-asian="normal" style:font-style-complex="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_3c_term_3e_">
      <style:text-properties style:use-window-font-color="true" fo:language="en" fo:country="US" fo:background-color="transparent"/>
    </style:style>
    <style:style style:name="P5" style:family="paragraph" style:parent-style-name="_3c_term_3e_">
      <style:text-properties style:use-window-font-color="true" fo:background-color="transparent"/>
    </style:style>
    <style:style style:name="P6" style:family="paragraph" style:parent-style-name="_3c_Pagedetitre_5f_adbib_3e_">
      <style:text-properties fo:font-style="italic" style:font-style-asian="italic" style:font-style-complex="italic"/>
    </style:style>
    <style:style style:name="P7" style:family="paragraph" style:parent-style-name="_3c_Pagedetitre_5f_adbib_3e_">
      <style:text-properties fo:font-style="normal" style:font-style-asian="normal" style:font-style-complex="normal"/>
    </style:style>
    <style:style style:name="P8" style:family="paragraph" style:parent-style-name="Heading_20_2">
      <style:paragraph-properties fo:break-before="page"/>
    </style:style>
    <style:style style:name="P9" style:family="paragraph" style:parent-style-name="_3c_term_3e_" style:master-page-name="MP0">
      <style:paragraph-properties style:page-number="auto" fo:break-before="page"/>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erif" fo:font-style="italic" fo:font-weight="bold" style:font-style-asian="italic" style:font-weight-asian="bold" style:font-style-complex="italic" style:font-weight-complex="bold"/>
    </style:style>
    <style:style style:name="T4" style:family="text">
      <style:text-properties style:text-position="0% 100%" style:font-name="Liberation Serif" fo:font-weight="normal" style:font-weight-asian="normal" style:font-weight-complex="normal"/>
    </style:style>
    <style:style style:name="T5" style:family="text">
      <style:text-properties style:use-window-font-color="true"/>
    </style:style>
    <style:style style:name="T6" style:family="text">
      <style:text-properties style:use-window-font-color="true" fo:background-color="transparent"/>
    </style:style>
    <style:style style:name="T7" style:family="text">
      <style:text-properties style:use-window-font-color="true" fo:font-style="italic" fo:background-color="transparent"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itre : Roger Bontemps en belle humeur, donnant aux tristes et aux affligés le moyen de chasser leurs ennuis, et aux joyeux le secret de vivre toujours contens</text:p>
      <text:p text:style-name="P4">author : Anonyme</text:p>
      <text:p text:style-name="P4">publisher : Sorbonne Université LABEX OBVIL</text:p>
      <text:p text:style-name="P4">issued : 2019</text:p>
      <text:p text:style-name="P4">idno : http://http://obvil.sorbonne-universite.site/corpus/faceties/cote_v-c-051</text:p>
      <text:p text:style-name="P5">source : Anonyme, Roger Bontemps en belle humeur, donnant aux tristes et aux affligés le moyen de chasser leurs ennuis, et aux joyeux le secret de vivre toujours contens, Cologne, Pierre Marteau, 1670, Bibliothèque du château de Chantilly, Cabinet des livres, V-C-051.</text:p>
      <text:p text:style-name="P5">created : 1670</text:p>
      <text:p text:style-name="P5">langue : moyen-français</text:p>
      <text:p text:style-name="P5">lieu : [premier lieu où se passe la narration]</text:p>
      <text:p text:style-name="_3c_term_3e_"><text:span text:style-name="T6">lieu : [deuxième lieu </text:span><text:span text:style-name="Police_20_par_20_défaut"><text:span text:style-name="T7">etc</text:span></text:span><text:span text:style-name="T6">]</text:span></text:p>
      <text:p text:style-name="P5">personnage : [premier personnage, soit nom + fonction, soit nom, soit fonction (drapière, bourgeois, curé)]</text:p>
      <text:p text:style-name="_3c_term_3e_"><text:span text:style-name="T6">personnage : [deuxième personnage, </text:span><text:span text:style-name="Police_20_par_20_défaut"><text:span text:style-name="T7">etc.</text:span></text:span><text:span text:style-name="T6">]</text:span></text:p>
      <text:p text:style-name="_3c_Pagedetitre_5f_adbib_3e_"/>
      <text:p text:style-name="_3c_Pagedetitre_5f_adbib_3e_"><text:span text:style-name="Majuscule">roger<text:line-break/>bontemps</text:span><text:line-break/>en <text:line-break/>Belle humeur.</text:p>
      <text:p text:style-name="P6"/>
      <text:p text:style-name="P6">Donnant aux tristes &amp; aux af-<text:line-break/>fligés le moyen de chasser leurs en-<text:line-break/>nuis, &amp; aux joyeux le secret de<text:line-break/>vivre tousiours contens.<text:line-break/></text:p>
      <text:p text:style-name="_3c_Pagedetitre_5f_adbib_3e_"><text:span text:style-name="T1">&lt;image&gt;</text:span></text:p>
      <text:p text:style-name="_3c_Pagedetitre_5f_adbib_3e_"><text:span text:style-name="T2"/></text:p>
      <text:p text:style-name="_3c_Pagedetitre_5f_adbib_3e_"><text:span text:style-name="T2">A COLOGNE,<text:line-break/>Chez PIERRE MARTEAU.<text:line-break/>M DC LXX</text:span></text:p>
      <text:p text:style-name="P7"/>
      <text:p text:style-name="_3c_Pagedetitre_5f_adbib_3e_"/>
      <text:p text:style-name="Text_20_body"><text:span text:style-name="_3c_pb_3e_"><text:span text:style-name="T6">[f. *r]</text:span></text:span></text:p>
      <text:p text:style-name="Text_20_body"/>
      <text:h text:style-name="P8" text:outline-level="2">Advis au Lecteur</text:h>
      <text:p text:style-name="Text_20_body"><text:span text:style-name="Drop_20_Caps"><text:span text:style-name="T3"/></text:span></text:p>
      <text:p text:style-name="Text_20_body"><text:span text:style-name="Drop_20_Caps"><text:span text:style-name="T3">T</text:span></text:span><text:span text:style-name="T1">U te tromperois beau-</text:span></text:p>
      <text:p text:style-name="P3">coup (mon cher lecteur)</text:p>
      <text:p text:style-name="P3">si tu croyosi que je fisse ici</text:p>
      <text:p text:style-name="P3">le serieux, apres avoir </text:p>
      <text:p text:style-name="P3">esté si enjoüé dans le present que</text:p>
      <text:p text:style-name="P3">je te fais : sçache que ce <text:span text:style-name="erreurTypo"><text:span text:style-name="T5">c</text:span></text:span><text:span text:style-name="correctionTypo"><text:span text:style-name="T5">[n]</text:span></text:span>’est ny</text:p>
      <text:p text:style-name="P3">mon humeur ny mon dessein</text:p>
      <text:p text:style-name="P3">ny conforme à mon nom, de t’a-</text:p>
      <text:p text:style-name="P3">dresser cet advis pour te prier</text:p>
      <text:p text:style-name="P3">d’excuser les fautes qui y peu-</text:p>
      <text:p text:style-name="P3">vent estre, soit dans le discours</text:p>
      <text:p text:style-name="P3">ou l’impression, ny pour te sollici-</text:p>
      <text:p text:style-name="P3">ter de lire mon ouvrage, &amp; moins</text:p>
      <text:p text:style-name="P3">encore de la loüer. Il m’importe</text:p>
      <text:p text:style-name="P3">fort peu que tu clabaudes contre</text:p>
      <text:p text:style-name="P3">des imprimeurs, &amp; que tu m’ac-</text:p>
      <text:p text:style-name="P3">cuses de presumpti<text:span text:style-name="T4">õ de croire que</text:span></text:p>
      <text:p text:style-name="P1">mon livre merite qu’on l’estime,</text:p>
      <text:p text:style-name="P1">&amp; qu’on le loüe : tout cela n’em-</text:p>
      <text:p text:style-name="P1">péchera pas que je ne pense ce que </text:p>
      <text:p text:style-name="P1">je voudray, &amp; que le present que </text:p>
      <text:p text:style-name="P2"><text:span text:style-name="_3c_pb_3e_">[f. *v]</text:span></text:p>
      <text:p text:style-name="P1">je te fais, ne soit ce qu’il est : ainsy,</text:p>
      <text:p text:style-name="P1">si je t’adresse cet advis, c’est pour</text:p>
      <text:p text:style-name="P1">te dire seulement, que je n’ay mis</text:p>
      <text:p text:style-name="P1">cet ouvrage au jour, que pour</text:p>
      <text:p text:style-name="P1">bannir la tristesse du monde, &amp;</text:p>
      <text:p text:style-name="P1">faire regner la joye, sans laquelle</text:p>
      <text:p text:style-name="P1">la vie n’est qu’un suplice, &amp; mes-</text:p>
      <text:p text:style-name="P1">me qu’un enfer portatif. Tu di-</text:p>
      <text:p text:style-name="P1">ras, peust-estre, que mon humeur</text:p>
      <text:p text:style-name="P1"><text:soft-page-break/>enjoüée, n’est bonne que pour ceux</text:p>
      <text:p text:style-name="P1">qui sont jeunes, ou qui se plaisent</text:p>
      <text:p text:style-name="P1">tousjours à goguenarder, &amp; que </text:p>
      <text:p text:style-name="P1">mon travail ne sera pas bien ve-</text:p>
      <text:p text:style-name="P1">nu des vieillards, des prudes, &amp;</text:p>
      <text:p text:style-name="P1">des serieux ; parce qu’ils semblent</text:p>
      <text:p text:style-name="P1">ne rechercher que la prudhomie</text:p>
      <text:p text:style-name="P1">&amp; la sagesse, aymant mieux sui-</text:p>
      <text:p text:style-name="P1">vre <text:span text:style-name="T2">Heraclite </text:span>dans ses pleurs, </text:p>
      <text:p text:style-name="P1">qu’imiter <text:span text:style-name="T2">Democrite </text:span>dans sa</text:p>
      <text:p text:style-name="P1">joye : mais je te dis que comme il ny</text:p>
      <text:p text:style-name="P1">eust jamais d’homme au monde, </text:p>
      <text:p text:style-name="P1">qui n’ait esté bien ayse, en quelque</text:p>
      <text:p text:style-name="P1">temps de sa vie, de trouver le </text:p>
      <text:p text:style-name="P2"><text:span text:style-name="_3c_pb_3e_">[f. *r]</text:span></text:p>
      <text:p text:style-name="P1">moyen de charmer ses ennuis, &amp;</text:p>
      <text:p text:style-name="P1">de moderer tant soit peu les cha-</text:p>
      <text:p text:style-name="P1">grins de son esprit, qui ne sont que</text:p>
      <text:p text:style-name="P1">trop ordinaires aux hommes, il </text:p>
      <text:p text:style-name="P1">n’y aura pas un homme sage ny </text:p>
      <text:p text:style-name="P1">fou, qui ne louë mon dessein, &amp; qui</text:p>
      <text:p text:style-name="P1">ne soit bien ayse de ce que je luy</text:p>
      <text:p text:style-name="P1">fournis le moyen d’exorciser le</text:p>
      <text:p text:style-name="P1">demon de sa melancholie : au reste</text:p>
      <text:p text:style-name="P1">j’ose dire que les plus stoiques y</text:p>
      <text:p text:style-name="P1">trouveront de quoy bien regler</text:p>
      <text:p text:style-name="P1">leurs actions, &amp; les plus spiri-</text:p>
      <text:p text:style-name="P1">tuels d’aussi subtilles responses</text:p>
      <text:p text:style-name="P1">qu’on en puisse donner. Enfin les</text:p>
      <text:p text:style-name="P1">bons mots qui y sont, les belles ren-</text:p>
      <text:p text:style-name="P1">contres qu’on y voit, &amp; les pieces</text:p>
      <text:p text:style-name="P1">nouvelles qu’on y trouvera, meri-</text:p>
      <text:p text:style-name="P1">tent qu’un chascun le cherisse, &amp;</text:p>
      <text:p text:style-name="P1">luy fasse un bon accueil, autre-</text:p>
      <text:p text:style-name="P1">ment je diray que ceux qui man-</text:p>
      <text:p text:style-name="P1"><text:soft-page-break/>queront à le caresser, sont des per-</text:p>
      <text:p text:style-name="P1">sonnes indignes de vivre, ny</text:p>
      <text:p text:style-name="P1">qu’on travaille à leur donner le</text:p>
      <text:p text:style-name="P2"><text:span text:style-name="_3c_pb_3e_">[f. *v]</text:span></text:p>
      <text:p text:style-name="P1">moindre plaisir. Je ne te feray pas</text:p>
      <text:p text:style-name="P1">cette injure, Brave Lecteur, de</text:p>
      <text:p text:style-name="P1">te mettre de ce nombre, ny de te </text:p>
      <text:p text:style-name="P1">croire capable de tomber dans un</text:p>
      <text:p text:style-name="P1">semblable deffaut, estant indigne</text:p>
      <text:p text:style-name="P1">d’un homme de reconnoistre les</text:p>
      <text:p text:style-name="P1">satisfactions qu’on luy prepare</text:p>
      <text:p text:style-name="P1">par des rebuts &amp; des mespris.</text:p>
      <text:p text:style-name="P1">Reçois donc de <text:span text:style-name="T2">Roger Bontemps</text:span></text:p>
      <text:p text:style-name="P1">comme il faut, si tu ne veux que</text:p>
      <text:p text:style-name="P1">la tempeste &amp; l’orage ne te perse-</text:p>
      <text:p text:style-name="P1">cutent, &amp; prends garde de ne</text:p>
      <text:p text:style-name="P1">chasser pas sa belle humeur, si tu</text:p>
      <text:p text:style-name="P1">ne veux courir risque de pleurer</text:p>
      <text:p text:style-name="P1">bien long temps, ou du moins de</text:p>
      <text:p text:style-name="P1">passer bien des jours dans le cha-</text:p>
      <text:p text:style-name="P1">grin &amp; la tristesse : c’est l’advis</text:p>
      <text:p text:style-name="P1">que je te donne. A Di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face style:name="Arial2" svg:font-family="Arial" style:font-family-generic="swiss"/>
    <style:font-face style:name="Goudy Old Style" svg:font-family="'Goudy Old Sty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fo:text-align="center" style:justify-single-word="false" fo:background-color="transparent">
        <style:background-image/>
      </style:paragraph-properties>
      <style:text-properties fo:color="#330099" style:font-name="Goudy Old Style" fo:font-size="115%" fo:font-weight="bold" style:font-size-asian="130%" style:font-weight-asian="bold" style:font-size-complex="130%" style:font-weight-complex="normal"/>
    </style:style>
    <style:style style:name="_3c_Pagedetitre_5f_adbib_3e_" style:display-name="&lt;Pagedetitre_adbib&gt;" style:family="paragraph" style:parent-style-name="Text_20_body">
      <style:paragraph-properties fo:text-align="center" style:justify-single-word="false"/>
      <style:text-properties fo:font-size="18pt" style:font-size-asian="18pt" style:font-size-complex="18pt"/>
    </style:style>
    <style:style style:name="_3c_term_3e_" style:display-name="&lt;term&gt;" style:family="paragraph" style:parent-style-name="Standard">
      <style:paragraph-properties fo:hyphenation-ladder-count="no-limit" fo:background-color="#dddddd" fo:padding="0cm" fo:border="0.009cm solid #000000" style:shadow="none">
        <style:background-image/>
      </style:paragraph-properties>
      <style:text-properties style:font-name="Arial Unicode MS" fo:hyphenate="false" fo:hyphenation-remain-char-count="0" fo:hyphenation-push-char-count="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op_20_Caps" style:display-name="Drop Caps" style:family="text">
      <style:text-properties fo:color="#ffffff" fo:font-size="200%" fo:background-color="#330066" style:font-size-asian="10.5pt"/>
    </style:style>
    <style:style style:name="Police_20_par_20_défaut" style:display-name="Police par défaut" style:family="text"/>
    <style:style style:name="Numbering_20_Symbols" style:display-name="Numbering Symbols" style:family="text"/>
    <style:style style:name="_3c_pb_3e_" style:display-name="&lt;pb&gt;" style:family="text" style:parent-style-name="Police_20_par_20_défaut">
      <style:text-properties style:font-name="Times New Roman" fo:font-weight="bold" style:font-weight-asian="bold" style:font-name-complex="Times New Roman"/>
    </style:style>
    <style:style style:name="Majuscule" style:family="text">
      <style:text-properties fo:text-transform="uppercase" fo:background-color="#ffff99"/>
    </style:style>
    <style:style style:name="erreurTypo" style:family="text">
      <style:text-properties fo:background-color="#9900ff"/>
    </style:style>
    <style:style style:name="correctionTypo" style:family="text">
      <style:text-properties fo:background-color="#99fff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ne Bineau</meta:initial-creator>
    <meta:creation-date>2019-05-24T10:38:40.32</meta:creation-date>
    <dc:date>2019-05-24T14:31:24.04</dc:date>
    <dc:creator>Jeanne Bineau</dc:creator>
    <meta:editing-duration>PT1H43M38S</meta:editing-duration>
    <meta:editing-cycles>8</meta:editing-cycles>
    <meta:generator>OpenOffice/4.1.6$Win32 OpenOffice.org_project/416m1$Build-9790</meta:generator>
    <meta:document-statistic meta:table-count="0" meta:image-count="0" meta:object-count="0" meta:page-count="4" meta:paragraph-count="106" meta:word-count="707" meta:character-count="3806"/>
  </office:meta>
</office:document-meta>
</file>